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e48b9" officeooo:paragraph-rsid="000e48b9"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0e48b9" officeooo:paragraph-rsid="000e48b9" style:font-weight-asian="bold" style:font-weight-complex="bold"/>
    </style:style>
    <style:style style:name="P3" style:family="paragraph" style:parent-style-name="Standard">
      <style:paragraph-properties fo:text-align="start" style:justify-single-word="false">
        <style:tab-stops>
          <style:tab-stop style:position="2.8854in"/>
        </style:tab-stops>
      </style:paragraph-properties>
      <style:text-properties style:text-underline-style="solid" style:text-underline-width="auto" style:text-underline-color="font-color" fo:font-weight="bold" officeooo:rsid="0010beb4" officeooo:paragraph-rsid="0010beb4" style:font-weight-asian="bold" style:font-weight-complex="bold"/>
    </style:style>
    <style:style style:name="P4" style:family="paragraph" style:parent-style-name="Standard">
      <style:paragraph-properties fo:text-align="start" style:justify-single-word="false">
        <style:tab-stops>
          <style:tab-stop style:position="2.8854in"/>
        </style:tab-stops>
      </style:paragraph-properties>
      <style:text-properties style:text-underline-style="none" fo:font-weight="normal" officeooo:rsid="000e48b9" officeooo:paragraph-rsid="000e48b9" style:font-weight-asian="normal" style:font-weight-complex="normal"/>
    </style:style>
    <style:style style:name="P5" style:family="paragraph" style:parent-style-name="Standard" style:list-style-name="L1">
      <style:paragraph-properties fo:text-align="start" style:justify-single-word="false">
        <style:tab-stops>
          <style:tab-stop style:position="2.8854in"/>
        </style:tab-stops>
      </style:paragraph-properties>
      <style:text-properties officeooo:paragraph-rsid="000e48b9"/>
    </style:style>
    <style:style style:name="P6" style:family="paragraph" style:parent-style-name="Standard" style:list-style-name="L1">
      <style:paragraph-properties fo:text-align="start" style:justify-single-word="false">
        <style:tab-stops>
          <style:tab-stop style:position="2.8854in"/>
        </style:tab-stops>
      </style:paragraph-properties>
      <style:text-properties officeooo:paragraph-rsid="000f2b37"/>
    </style:style>
    <style:style style:name="P7" style:family="paragraph" style:parent-style-name="Standard">
      <style:paragraph-properties fo:text-align="start" style:justify-single-word="false">
        <style:tab-stops>
          <style:tab-stop style:position="2.8854in"/>
        </style:tab-stops>
      </style:paragraph-properties>
      <style:text-properties officeooo:paragraph-rsid="000f2b37"/>
    </style:style>
    <style:style style:name="P8" style:family="paragraph" style:parent-style-name="Standard">
      <style:paragraph-properties fo:text-align="start" style:justify-single-word="false">
        <style:tab-stops>
          <style:tab-stop style:position="2.8854in"/>
        </style:tab-stops>
      </style:paragraph-properties>
      <style:text-properties officeooo:paragraph-rsid="0010beb4"/>
    </style:style>
    <style:style style:name="T1" style:family="text">
      <style:text-properties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e48b9" style:font-weight-asian="normal" style:font-weight-complex="normal"/>
    </style:style>
    <style:style style:name="T4" style:family="text">
      <style:text-properties style:text-underline-style="none" fo:font-weight="normal" officeooo:rsid="000f2b37" style:font-weight-asian="normal" style:font-weight-complex="normal"/>
    </style:style>
    <style:style style:name="T5" style:family="text">
      <style:text-properties style:text-underline-style="none" fo:font-weight="normal" officeooo:rsid="0010beb4" style:font-weight-asian="normal" style:font-weight-complex="normal"/>
    </style:style>
    <style:style style:name="T6" style:family="text">
      <style:text-properties style:text-underline-style="none" fo:font-weight="normal" officeooo:rsid="0010db26" style:font-weight-asian="normal" style:font-weight-complex="normal"/>
    </style:style>
    <style:style style:name="T7" style:family="text">
      <style:text-properties style:text-underline-style="solid" style:text-underline-width="auto" style:text-underline-color="font-color" fo:font-weight="bold" officeooo:rsid="000e48b9" style:font-weight-asian="bold" style:font-weight-complex="bold"/>
    </style:style>
    <style:style style:name="T8" style:family="text">
      <style:text-properties style:text-underline-style="solid" style:text-underline-width="auto" style:text-underline-color="font-color" fo:font-weight="bold" officeooo:rsid="000f2b37" style:font-weight-asian="bold" style:font-weight-complex="bold"/>
    </style:style>
    <style:style style:name="T9" style:family="text">
      <style:text-properties style:text-underline-style="solid" style:text-underline-width="auto" style:text-underline-color="font-color" fo:font-weight="bold" officeooo:rsid="0010beb4" style:font-weight-asian="bold" style:font-weight-complex="bold"/>
    </style:style>
    <style:style style:name="T10" style:family="text">
      <style:text-properties officeooo:rsid="0010beb4"/>
    </style:style>
    <style:style style:name="T1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plication of models</text:p>
      <text:p text:style-name="P1"/>
      <text:p text:style-name="P2">Natural Language Processing</text:p>
      <text:p text:style-name="P2"/>
      <text:p text:style-name="P4">There exist a considerable number of architectures under the umbrella of natural language processing. However not all of them are usable for summarization. For Summarization, only three types have shown to work well. These include:- </text:p>
      <text:p text:style-name="P4"/>
      <text:list xml:id="list3079555181" text:style-name="L1">
        <text:list-item>
          <text:p text:style-name="P5"><text:span text:style-name="T7">LSTMs</text:span><text:span text:style-name="T3">:- Long short term memory architectures have show good results in a majority of natural language processing task. We can create an encoder-decoder architecture using LSTMs in that the encoder captures important information which is communicated to the decoder part which will outpu</text:span><text:span text:style-name="T4">t a concise version of the initial input. Another option we have which applies to all the three NLP architectures is that we can have encoder only model which takes in the input and out put the significance of each entry.</text:span></text:p>
          <text:p text:style-name="P5"><text:span text:style-name="T4"/></text:p>
        </text:list-item>
        <text:list-item>
          <text:p text:style-name="P6"><text:span text:style-name="T8">Transformers:- </text:span><text:span text:style-name="T4">One thing about our data is that they do not not have to follow as specific order like language data. This means that we have the freedom to use concurrent architecture. LSTM is a good architecture to use but it is sequential in nature and thus will take long to train. Transformers on the other hand allow for concurrency and parrallelism even with sequential data. We can use an encoder only transformer to with a linear layer at the end to output the significance score for each of the input</text:span></text:p>
          <text:p text:style-name="P6"><text:span text:style-name="T4"/></text:p>
        </text:list-item>
        <text:list-item>
          <text:p text:style-name="P6"><text:span text:style-name="T8">Reccurent Neural Networks:-</text:span><text:span text:style-name="T4"> These is the most basic architecture to use when it comes to Natural Language Processing. This however does not mean that we can not use it. Its simplicity mean that they are easier to deal with and train though with a significant performance difference. We ca use RNN as a baseline for training our other networks</text:span></text:p>
        </text:list-item>
      </text:list>
      <text:p text:style-name="P7"><text:span text:style-name="T4"/></text:p>
      <text:p text:style-name="P7"><text:span text:style-name="T4"/></text:p>
      <text:p text:style-name="P7"><text:span text:style-name="T8">NB</text:span><text:span text:style-name="T4"> <text:s/>Since our data does not provide any labeling information, training our system will </text:span><text:span text:style-name="T5">b</text:span><text:span text:style-name="T4">e significantly </text:span><text:span text:style-name="T5">harder</text:span><text:span text:style-name="T4"> since we will need to </text:span><text:span text:style-name="T5">train ann extractive summarization model which are significantly harder to train as compared to abstractive summarization models.</text:span></text:p>
      <text:p text:style-name="P3"/>
      <text:p text:style-name="P8"><text:span text:style-name="T9">Random Forest</text:span><text:span text:style-name="T5"> As much as there is a scarcity of work done on text summarization using random Forest Algorithms, we are not limited in our implementation. We can rely o the work done on text classification and leverage that work to perform significance prediction</text:span></text:p>
      <text:p text:style-name="P8"><text:span text:style-name="T5"/></text:p>
      <text:p text:style-name="P3"><text:span text:style-name="T10">Logistic Regression</text:span><text:span text:style-name="T2"> :- </text:span><text:span text:style-name="T6">The same problem we face with Random forest applies here too. However that mean that we can implement the same solution we come up with for Random Forest in this situation</text:span></text:p>
      <text:p text:style-name="P3"/>
      <text:p text:style-name="P3">Support Vector Machine<text:span text:style-name="T2"> We can leverage the work done on RVM which is a mutation of SVM designed specifically for text processing and summarizatio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6T15:30:34.715389853</meta:creation-date>
    <dc:date>2023-11-06T16:09:03.102921148</dc:date>
    <meta:editing-duration>PT1M44S</meta:editing-duration>
    <meta:editing-cycles>1</meta:editing-cycles>
    <meta:document-statistic meta:table-count="0" meta:image-count="0" meta:object-count="0" meta:page-count="1" meta:paragraph-count="12" meta:word-count="420" meta:character-count="2509" meta:non-whitespace-character-count="2102"/>
    <meta:generator>LibreOffice/7.0.2.2$Linux_X86_64 LibreOffice_project/00$Build-2</meta:generator>
  </office:meta>
</office:document-meta>
</file>